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 style:list-style-name="L11">
      <style:text-properties officeooo:rsid="0003703c" officeooo:paragraph-rsid="0003703c"/>
    </style:style>
    <style:style style:name="P2" style:family="paragraph" style:parent-style-name="Text_20_body" style:list-style-name="L11">
      <style:text-properties officeooo:rsid="00045be0" officeooo:paragraph-rsid="00045be0"/>
    </style:style>
    <style:style style:name="P3" style:family="paragraph" style:parent-style-name="Text_20_body" style:list-style-name="L14">
      <style:text-properties officeooo:paragraph-rsid="00063891"/>
    </style:style>
    <style:style style:name="P4" style:family="paragraph" style:parent-style-name="Text_20_body" style:list-style-name="L14">
      <style:text-properties officeooo:paragraph-rsid="00089752"/>
    </style:style>
    <style:style style:name="P5" style:family="paragraph" style:parent-style-name="Text_20_body" style:list-style-name="L14">
      <style:text-properties officeooo:rsid="00063891" officeooo:paragraph-rsid="00063891"/>
    </style:style>
    <style:style style:name="P6" style:family="paragraph" style:parent-style-name="Text_20_body" style:list-style-name="L16">
      <style:text-properties officeooo:rsid="00068459" officeooo:paragraph-rsid="00068459"/>
    </style:style>
    <style:style style:name="P7" style:family="paragraph" style:parent-style-name="Text_20_body" style:list-style-name="L16">
      <style:text-properties officeooo:rsid="00072d6f" officeooo:paragraph-rsid="00068459"/>
    </style:style>
    <style:style style:name="P8" style:family="paragraph" style:parent-style-name="Text_20_body" style:list-style-name="L16">
      <style:text-properties officeooo:rsid="00072d6f" officeooo:paragraph-rsid="00072d6f"/>
    </style:style>
    <style:style style:name="P9" style:family="paragraph" style:parent-style-name="Text_20_body" style:list-style-name="L16">
      <style:text-properties officeooo:rsid="00089752" officeooo:paragraph-rsid="00089752"/>
    </style:style>
    <style:style style:name="P10" style:family="paragraph" style:parent-style-name="Text_20_body">
      <style:text-properties officeooo:rsid="000d13c1" officeooo:paragraph-rsid="000d13c1"/>
    </style:style>
    <style:style style:name="P11" style:family="paragraph" style:parent-style-name="Title">
      <style:paragraph-properties fo:text-align="center" style:justify-single-word="false"/>
      <style:text-properties officeooo:rsid="0001959c" officeooo:paragraph-rsid="0001959c"/>
    </style:style>
    <style:style style:name="P12" style:family="paragraph" style:parent-style-name="Heading_20_1">
      <style:text-properties officeooo:rsid="0003703c" officeooo:paragraph-rsid="0003703c"/>
    </style:style>
    <style:style style:name="P13" style:family="paragraph" style:parent-style-name="Heading_20_1">
      <style:text-properties officeooo:paragraph-rsid="0003703c"/>
    </style:style>
    <style:style style:name="P14" style:family="paragraph" style:parent-style-name="Heading_20_1">
      <style:text-properties officeooo:rsid="000d13c1" officeooo:paragraph-rsid="000d13c1"/>
    </style:style>
    <style:style style:name="T1" style:family="text">
      <style:text-properties officeooo:rsid="0003703c"/>
    </style:style>
    <style:style style:name="T2" style:family="text">
      <style:text-properties officeooo:rsid="00045be0"/>
    </style:style>
    <style:style style:name="T3" style:family="text">
      <style:text-properties officeooo:rsid="00072d6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number>
      <text:list-level-style-number text:level="2" style:num-prefix=" " style:num-suffix="." style:num-format="1" text:display-levels="2">
        <style:list-level-properties text:list-level-position-and-space-mode="label-alignment">
          <style:list-level-label-alignment text:label-followed-by="nothing" fo:text-indent="-0.25in" fo:margin-left="0.75in"/>
        </style:list-level-properties>
      </text:list-level-style-number>
      <text:list-level-style-number text:level="3" style:num-prefix=" 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prefix=" 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14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number>
      <text:list-level-style-number text:level="2" style:num-prefix=" " style:num-suffix="." style:num-format="1" text:display-levels="2">
        <style:list-level-properties text:list-level-position-and-space-mode="label-alignment">
          <style:list-level-label-alignment text:label-followed-by="space" fo:text-indent="-0.25in" fo:margin-left="0.75in"/>
        </style:list-level-properties>
      </text:list-level-style-number>
      <text:list-level-style-number text:level="3" style:num-prefix=" 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6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prefix=" " style:num-suffix="." style:num-format="1" text:display-levels="2">
        <style:list-level-properties text:list-level-position-and-space-mode="label-alignment">
          <style:list-level-label-alignment text:label-followed-by="space" fo:text-indent="-0.25in" fo:margin-left="0.75in"/>
        </style:list-level-properties>
      </text:list-level-style-number>
      <text:list-level-style-number text:level="3" style:num-prefix=" " style:num-suffix=")" style:num-format="a">
        <style:list-level-properties text:list-level-position-and-space-mode="label-alignment">
          <style:list-level-label-alignment text:label-followed-by="space" fo:text-indent="-0.25in" fo:margin-left="1in"/>
        </style:list-level-properties>
      </text:list-level-style-number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Assault on Sector Six</text:p>
      <text:h text:style-name="P14" text:outline-level="1">Assault on Sector Six GDD</text:h>
      <text:p text:style-name="P10">You are sent to Sector Six, your mission if you choose to accept it, is to infiltrate <text:span text:style-name="T3">Sector Six and find out what they are up to. If needed eliminate any who spot you, no witnesses. </text:span></text:p>
      <text:h text:style-name="P12" text:outline-level="1">Rules</text:h>
      <text:list xml:id="list41367944" text:style-name="L11">
        <text:list-item>
          <text:p text:style-name="P1">Enter a sector, exit that sector</text:p>
        </text:list-item>
        <text:list-item>
          <text:p text:style-name="P1">Stealth <text:span text:style-name="T2">and/</text:span>or assault methods are valid</text:p>
          <text:list>
            <text:list-item>
              <text:p text:style-name="P2"><text:s/>Stealth</text:p>
              <text:list>
                <text:list-item>
                  <text:p text:style-name="P2">Must pass without being seen.</text:p>
                </text:list-item>
                <text:list-item>
                  <text:p text:style-name="P2">Upon passing unseen, you advance to next sector.</text:p>
                </text:list-item>
                <text:list-item>
                  <text:p text:style-name="P2">If caught by AI, eliminate all AI in sector (No Witnesses).</text:p>
                </text:list-item>
              </text:list>
            </text:list-item>
            <text:list-item>
              <text:p text:style-name="P2"><text:s/>Assault</text:p>
              <text:list>
                <text:list-item>
                  <text:p text:style-name="P2">Kill all AI.</text:p>
                </text:list-item>
                <text:list-item>
                  <text:p text:style-name="P2">Move to next sector.</text:p>
                </text:list-item>
              </text:list>
            </text:list-item>
          </text:list>
        </text:list-item>
        <text:list-item>
          <text:p text:style-name="P2">Keep moving forward.</text:p>
        </text:list-item>
      </text:list>
      <text:h text:style-name="P12" text:outline-level="1">Requirements</text:h>
      <text:list xml:id="list4132968194" text:style-name="L14">
        <text:list-item>
          <text:p text:style-name="P4"><text:span text:style-name="T2">Tom Looman SimpleFPSTemplate</text:span></text:p>
          <text:list>
            <text:list-item>
              <text:p text:style-name="P3"><text:a xlink:type="simple" xlink:href="https://github.com/tomlooman/SimpleFPSTemplate.git" text:style-name="Internet_20_link" text:visited-style-name="Visited_20_Internet_20_Link"><text:span text:style-name="T2">https://github.com/tomlooman/SimpleFPSTemplate.git</text:span></text:a></text:p>
            </text:list-item>
          </text:list>
        </text:list-item>
        <text:list-item>
          <text:p text:style-name="P5">Starter Content</text:p>
        </text:list-item>
      </text:list>
      <text:h text:style-name="P13" text:outline-level="1"><text:soft-page-break/></text:h>
      <text:h text:style-name="P13" text:outline-level="1"/>
      <text:h text:style-name="P13" text:outline-level="1"/>
      <text:h text:style-name="P13" text:outline-level="1"><text:span text:style-name="T1">Technical Challenges</text:span></text:h>
      <text:list xml:id="list826669729" text:style-name="L16">
        <text:list-item>
          <text:p text:style-name="P7">Environment</text:p>
          <text:list>
            <text:list-item>
              <text:p text:style-name="P6">Procedural generation</text:p>
            </text:list-item>
            <text:list-item>
              <text:p text:style-name="P6"><text:span text:style-name="T3">Foliage</text:span> and Objects for cover</text:p>
            </text:list-item>
            <text:list-item>
              <text:p text:style-name="P6"><text:span text:style-name="T3">Movable</text:span> Objects</text:p>
            </text:list-item>
          </text:list>
        </text:list-item>
        <text:list-item>
          <text:p text:style-name="P6">Stealth System</text:p>
          <text:list>
            <text:list-item>
              <text:p text:style-name="P6">Cover</text:p>
              <text:list>
                <text:list-item>
                  <text:p text:style-name="P6">Shadow</text:p>
                  <text:list>
                    <text:list-item>
                      <text:p text:style-name="P6">Use Shadow to sneak past or stealth kill AI</text:p>
                    </text:list-item>
                  </text:list>
                </text:list-item>
                <text:list-item>
                  <text:p text:style-name="P6">Objects</text:p>
                  <text:list>
                    <text:list-item>
                      <text:p text:style-name="P6">Hide behind objects to sneak past or stealth kill AI</text:p>
                    </text:list-item>
                  </text:list>
                </text:list-item>
              </text:list>
            </text:list-item>
            <text:list-item>
              <text:p text:style-name="P6">Sound</text:p>
              <text:list>
                <text:list-item>
                  <text:p text:style-name="P6">AI listening System</text:p>
                </text:list-item>
                <text:list-item>
                  <text:p text:style-name="P6">Different ground creating different levels and types of sound</text:p>
                </text:list-item>
              </text:list>
            </text:list-item>
            <text:list-item>
              <text:p text:style-name="P6">Stealth Killing</text:p>
              <text:list>
                <text:list-item>
                  <text:p text:style-name="P6">Ability to use environment to trap <text:span text:style-name="T3">and/</text:span>or kill AI</text:p>
                </text:list-item>
                <text:list-item>
                  <text:p text:style-name="P8">Silenced Weapons for stealth kills</text:p>
                </text:list-item>
              </text:list>
            </text:list-item>
            <text:list-item>
              <text:p text:style-name="P8">Map System</text:p>
            </text:list-item>
            <text:list-item>
              <text:p text:style-name="P9">Weapons</text:p>
              <text:list>
                <text:list-item>
                  <text:p text:style-name="P9">Player weapons</text:p>
                </text:list-item>
                <text:list-item>
                  <text:p text:style-name="P9">AI weapons</text:p>
                </text:list-item>
              </text:list>
            </text:list-item>
          </text:list>
        </text:list-item>
      </text:list>
      <text:h text:style-name="Heading_20_1" text:outline-level="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9T14:52:13.936448453</meta:creation-date>
    <dc:date>2017-12-29T17:27:28.288895689</dc:date>
    <meta:editing-duration>PT33M2S</meta:editing-duration>
    <meta:editing-cycles>3</meta:editing-cycles>
    <meta:generator>LibreOffice/5.3.1.2$Linux_X86_64 LibreOffice_project/30m0$Build-2</meta:generator>
    <meta:document-statistic meta:table-count="0" meta:image-count="0" meta:object-count="0" meta:page-count="2" meta:paragraph-count="39" meta:word-count="206" meta:character-count="1179" meta:non-whitespace-character-count="1011"/>
  </office:meta>
</office:document-meta>
</file>